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3.3465in" table:align="center"/>
    </style:style>
    <style:style style:name="Tabelle1.A" style:family="table-column">
      <style:table-column-properties style:column-width="1.6632in"/>
    </style:style>
    <style:style style:name="Tabelle1.B" style:family="table-column">
      <style:table-column-properties style:column-width="1.6833in"/>
    </style:style>
    <style:style style:name="Tabelle1.A1" style:family="table-cell">
      <style:table-cell-properties fo:padding="0.0201in" fo:border-left="none" fo:border-right="none" fo:border-top="none" fo:border-bottom="0.25pt solid #000000" style:writing-mode="lr-tb"/>
    </style:style>
    <style:style style:name="Tabelle1.A2" style:family="table-cell">
      <style:table-cell-properties fo:padding="0in" fo:border="none" style:writing-mode="lr-tb"/>
    </style:style>
    <style:style style:name="P1" style:family="paragraph" style:parent-style-name="LangSci_5f_Example">
      <style:text-properties fo:font-size="10pt" style:font-size-asian="10pt"/>
    </style:style>
    <style:style style:name="P2" style:family="paragraph" style:parent-style-name="LangSci_5f_Example">
      <style:text-properties fo:language="de" fo:country="DE"/>
    </style:style>
    <style:style style:name="P3" style:family="paragraph" style:parent-style-name="LangSci_5f_Translation_5f_Subexample">
      <style:text-properties officeooo:paragraph-rsid="00228882"/>
    </style:style>
    <style:style style:name="P4" style:family="paragraph" style:parent-style-name="LangSci_5f_Translation_5f_Subexample">
      <style:text-properties fo:language="de" fo:country="DE" officeooo:rsid="001b49bc" officeooo:paragraph-rsid="00228882"/>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rsid="0028287c" officeooo:paragraph-rsid="0028287c"/>
    </style:style>
    <style:style style:name="P8" style:family="paragraph" style:parent-style-name="Text_20_body">
      <style:text-properties officeooo:rsid="0028287c" officeooo:paragraph-rsid="002a1071"/>
    </style:style>
    <style:style style:name="P9" style:family="paragraph" style:parent-style-name="Text_20_body">
      <style:text-properties officeooo:paragraph-rsid="0028287c"/>
    </style:style>
    <style:style style:name="P10" style:family="paragraph" style:parent-style-name="Text_20_body">
      <style:text-properties officeooo:rsid="0028a81d" officeooo:paragraph-rsid="0028a81d"/>
    </style:style>
    <style:style style:name="P11" style:family="paragraph" style:parent-style-name="Text_20_body">
      <style:text-properties officeooo:rsid="0028a81d" officeooo:paragraph-rsid="002a1071"/>
    </style:style>
    <style:style style:name="P12" style:family="paragraph" style:parent-style-name="Text_20_body">
      <style:text-properties officeooo:rsid="002a1071" officeooo:paragraph-rsid="002a1071"/>
    </style:style>
    <style:style style:name="P13" style:family="paragraph" style:parent-style-name="Text_20_body" style:list-style-name="L3">
      <style:text-properties officeooo:rsid="002a1071" officeooo:paragraph-rsid="002a1071"/>
    </style:style>
    <style:style style:name="P14" style:family="paragraph" style:parent-style-name="Text_20_body" style:list-style-name="L3">
      <style:text-properties officeooo:paragraph-rsid="002a1071"/>
    </style:style>
    <style:style style:name="P15" style:family="paragraph" style:parent-style-name="Text_20_body">
      <style:text-properties officeooo:paragraph-rsid="002a1071"/>
    </style:style>
    <style:style style:name="P16" style:family="paragraph" style:parent-style-name="Text_20_body">
      <style:text-properties officeooo:rsid="002a76f0" officeooo:paragraph-rsid="002a76f0"/>
    </style:style>
    <style:style style:name="P17" style:family="paragraph" style:parent-style-name="Text_20_body">
      <style:text-properties officeooo:rsid="002cded1" officeooo:paragraph-rsid="002cded1"/>
    </style:style>
    <style:style style:name="P18" style:family="paragraph" style:parent-style-name="Heading_20_2">
      <style:text-properties officeooo:rsid="0025bb7f"/>
    </style:style>
    <style:style style:name="P19" style:family="paragraph" style:parent-style-name="Heading_20_1">
      <style:paragraph-properties fo:text-align="center" style:justify-single-word="false"/>
      <style:text-properties fo:font-size="28pt" style:font-size-asian="28pt" style:font-size-complex="28pt"/>
    </style:style>
    <style:style style:name="P20" style:family="paragraph" style:parent-style-name="LangSci_5f_IMT">
      <style:text-properties officeooo:paragraph-rsid="002b60c9"/>
    </style:style>
    <style:style style:name="P21" style:family="paragraph" style:parent-style-name="LangSci_5f_Langinfo">
      <style:paragraph-properties fo:margin-left="0in" fo:margin-right="0in" fo:text-indent="0in" style:auto-text-indent="false"/>
      <style:text-properties officeooo:paragraph-rsid="00228882"/>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variant="small-caps" fo:font-size="10pt" officeooo:rsid="002c7b47" style:font-size-asian="10pt"/>
    </style:style>
    <style:style style:name="T7" style:family="text">
      <style:text-properties fo:font-size="10pt" style:font-size-asian="10pt"/>
    </style:style>
    <style:style style:name="T8" style:family="text">
      <style:text-properties officeooo:rsid="002a1071"/>
    </style:style>
    <style:style style:name="T9"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in" fo:border="none" style:writing-mode="lr-tb"/>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Guidelines for a chapter with Language Science Press</text:h>
      <text:p text:style-name="Heading_20_1"><text:bookmark-start text:name="__RefHeading__452_2075933062"/>Running Text<text:bookmark-end text:name="__RefHeading__452_2075933062"/></text:p>
      <text:p text:style-name="P17">This document contains test cases for the converter script doc2tex.py</text:p>
      <text:p text:style-name="Heading_20_2">General remarks</text:p>
      <text:p text:style-name="P9"/>
      <text:p text:style-name="P7">Smith (1999)</text:p>
      <text:p text:style-name="P7">(Smith 1999)</text:p>
      <text:p text:style-name="P7">(e.g. Smith 1999)</text:p>
      <text:p text:style-name="P7">Smith et al (1999)</text:p>
      <text:p text:style-name="P7">(Smith et al 1999)</text:p>
      <text:p text:style-name="P7">(e.g. Smith et al 1999)</text:p>
      <text:p text:style-name="P7">Smith et al. (1999)</text:p>
      <text:p text:style-name="P7">(Smith et al. 1999)</text:p>
      <text:p text:style-name="P7">(e.g. Smith et al. 1999)</text:p>
      <text:p text:style-name="P9"/>
      <text:p text:style-name="P7">Smith and Jones (1999)</text:p>
      <text:p text:style-name="P7">(Smith and Jones 1999)</text:p>
      <text:p text:style-name="P7">(e.g. Smith and Jones 1999)</text:p>
      <text:p text:style-name="P15"/>
      <text:p text:style-name="P8">Smith &amp; Jones (1999)</text:p>
      <text:p text:style-name="P8">(Smith &amp; Jones 1999)</text:p>
      <text:p text:style-name="P8">(e.g. Smith &amp; Jones 1999)</text:p>
      <text:p text:style-name="P8">Smith &amp; Jones (1999: <text:span text:style-name="T8">123</text:span>)</text:p>
      <text:p text:style-name="P8">(Smith &amp; Jones 1999: <text:span text:style-name="T8">123</text:span>)</text:p>
      <text:p text:style-name="P8">(e.g. Smith &amp; Jones 1999: <text:span text:style-name="T8">123</text:span>)</text:p>
      <text:p text:style-name="P16">Miller’s (1999) theory</text:p>
      <text:p text:style-name="P16">Jones’ (2000) theory</text:p>
      <text:p text:style-name="P7"><text:soft-page-break/>Mücke (2000)</text:p>
      <text:p text:style-name="P7">(Mücke 2000)</text:p>
      <text:p text:style-name="P7">Mücke &amp; Muñoz (2000)</text:p>
      <text:p text:style-name="P7">Muñoz et al. (1999)</text:p>
      <text:p text:style-name="P10">Miguel Ángel, lingüísta, Šëvĭrīńā</text:p>
      <text:p text:style-name="P10">α β" "γ = Α" "β" "Γ</text:p>
      <text:p text:style-name="P11">“<text:span text:style-name="T8">angeführt”: "'"</text:span></text:p>
      <text:p text:style-name="P12">&lt;tag&gt;</text:p>
      <text:list xml:id="list1620471578958738262" text:style-name="L3">
        <text:list-item>
          <text:p text:style-name="P13">a</text:p>
          <text:list>
            <text:list-item>
              <text:p text:style-name="P13">b</text:p>
              <text:list>
                <text:list-item>
                  <text:p text:style-name="P13">v</text:p>
                  <text:list>
                    <text:list-item>
                      <text:p text:style-name="P13">g</text:p>
                    </text:list-item>
                  </text:list>
                </text:list-item>
                <text:list-item>
                  <text:p text:style-name="P13">r</text:p>
                </text:list-item>
              </text:list>
            </text:list-item>
          </text:list>
        </text:list-item>
      </text:list>
      <text:p text:style-name="P12"/>
      <text:list xml:id="list124441030469194" text:continue-numbering="true" text:style-name="L3">
        <text:list-item>
          <text:p text:style-name="P14"><text:span text:style-name="T8">e</text:span></text:p>
          <text:list>
            <text:list-item>
              <text:p text:style-name="P13">r</text:p>
              <text:list>
                <text:list-item>
                  <text:p text:style-name="P13">f</text:p>
                </text:list-item>
              </text:list>
            </text:list-item>
            <text:list-item>
              <text:p text:style-name="P14"><text:span text:style-name="T8">i</text:span></text:p>
            </text:list-item>
          </text:list>
        </text:list-item>
      </text:list>
      <text:p text:style-name="P10"/>
      <text:p text:style-name="P10"/>
      <text:p text:style-name="P10"/>
      <text:p text:style-name="P10"/>
      <text:p text:style-name="P10"/>
      <text:p text:style-name="P7"/>
      <text:p text:style-name="P7"/>
      <text:p text:style-name="Text_20_body"/>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165793337565106677" text:style-name="L1">
        <text:list-item>
          <text:p text:style-name="P5">Bullet list </text:p>
        </text:list-item>
        <text:list-item>
          <text:p text:style-name="P5">also known as unordered list</text:p>
        </text:list-item>
      </text:list>
      <text:p text:style-name="Text_20_body"><text:soft-page-break/>There is normally no need to use letters, Roman numerals or fancy symbols.</text:p>
      <text:list xml:id="list6276943130734393507" text:style-name="L2">
        <text:list-item>
          <text:p text:style-name="P6">Enumerations</text:p>
        </text:list-item>
        <text:list-item>
          <text:p text:style-name="P6">also known as ordered lists</text:p>
        </text:list-item>
        <text:list-item>
          <text:p text:style-name="P6">use numbers</text:p>
        </text:list-item>
      </text:list>
      <text:p text:style-name="Text_20_body"/>
      <text:p text:style-name="Heading_20_1"><text:bookmark-start text:name="__RefHeading__454_2075933062"/>Floats<text:bookmark-end text:name="__RefHeading__454_2075933062"/></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in" svg:width="3.389in" style:rel-width="scale" svg:height="4.4728in"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oft-page-break/><text:span text:style-name="Absatz-Standardschriftart"><text:span text:style-name="T2"/></text:span></text:p>
      <text:p text:style-name="Standard"/>
      <text:p text:style-name="Heading_20_1"><text:bookmark-start text:name="__RefHeading__456_2075933062"/>Special Text<text:bookmark-end text:name="__RefHeading__456_2075933062"/></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7554538996215292261" text:style-name="LangSci_5f_Langinfo2">
        <text:list-item>
          <text:p text:style-name="LangSci_5f_Langinfo"><text:bookmark-start text:name="__RefHeading__458_2075933062"/>French (personal knowledge)<text:bookmark-end text:name="__RefHeading__458_2075933062"/></text:p>
          <text:list>
            <text:list-item>
              <text:p text:style-name="LangSci_5f_Langinfo"><text:bookmark-start text:name="__RefHeading__460_2075933062"/>Paris<text:bookmark-end text:name="__RefHeading__460_2075933062"/></text:p>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124441022090350" text:continue-numbering="true" text:style-name="LangSci_5f_Langinfo2">
        <text:list-item>
          <text:list>
            <text:list-item>
              <text:p text:style-name="LangSci_5f_Langinfo"><text:bookmark-start text:name="__RefHeading__462_2075933062"/>Saint-Etienne<text:bookmark-end text:name="__RefHeading__462_2075933062"/></text:p>
            </text:list-item>
          </text:list>
        </text:list-item>
      </text:list>
      <text:p text:style-name="LangSci_5f_Example">Ceci est une pomme</text:p>
      <text:p text:style-name="LangSci_5f_IMT">This is an apple</text:p>
      <text:p text:style-name="LangSci_5f_Translation_5f_Subexample">“This is an apple.”</text:p>
      <text:list xml:id="list124439618509523" text:continue-numbering="true" text:style-name="LangSci_5f_Langinfo2">
        <text:list-item>
          <text:list>
            <text:list-item>
              <text:p text:style-name="LangSci_5f_Langinfo"><text:bookmark-start text:name="__RefHeading__464_2075933062"/>Lyon<text:bookmark-end text:name="__RefHeading__464_2075933062"/></text:p>
            </text:list-item>
          </text:list>
        </text:list-item>
      </text:list>
      <text:p text:style-name="LangSci_5f_Example">Ceci es unse pomme</text:p>
      <text:p text:style-name="LangSci_5f_IMT">This is an apple</text:p>
      <text:p text:style-name="P3">“This is an apple”</text:p>
      <text:p text:style-name="P4"><text:s text:c="6"/></text:p>
      <text:list xml:id="list124441557058753" text:continue-numbering="true" text:style-name="LangSci_5f_Langinfo2">
        <text:list-item>
          <text:p text:style-name="P21"><text:soft-page-break/><text:span text:style-name="T3"><text:s text:c="8"/>French (personal knowledge)</text:span><text:span text:style-name="T1"> <text:tab/></text:span></text:p>
        </text:list-item>
      </text:list>
      <text:p text:style-name="P2">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124440629456735" text:continue-numbering="true" text:style-name="LangSci_5f_Langinfo2">
        <text:list-item>
          <text:p text:style-name="LangSci_5f_Langinfo"><text:bookmark-start text:name="__RefHeading__468_2075933062"/>French<text:bookmark-end text:name="__RefHeading__468_2075933062"/></text:p>
        </text:list-item>
      </text:list>
      <text:p text:style-name="P1">Ceci n' <text:s text:c="3"/>est <text:s text:c="18"/>pas <text:s/><text:span text:style-name="T9"><text:s/>une <text:s text:c="2"/>pomme</text:span> et <text:s text:c="3"/>la <text:s text:c="6"/>terre <text:s/>est <text:s text:c="17"/>bleu-e <text:s/>comme une <text:s text:c="5"/>orange</text:p>
      <text:p text:style-name="P20"><text:span text:style-name="Absatz-Standardschriftart"><text:span text:style-name="T7">this <text:s/></text:span></text:span><text:span text:style-name="Absatz-Standardschriftart"><text:span text:style-name="T5">neg cop</text:span></text:span><text:span text:style-name="Absatz-Standardschriftart"><text:span text:style-name="T7">.3</text:span></text:span><text:span text:style-name="Absatz-Standardschriftart"><text:span text:style-name="T5">sg.pre</text:span></text:span><text:span text:style-name="Absatz-Standardschriftart"><text:span text:style-name="T6">s </text:span></text:span><text:span text:style-name="Absatz-Standardschriftart"><text:span text:style-name="T5">neg det.f</text:span></text:span><text:span text:style-name="Absatz-Standardschriftart"><text:span text:style-name="T7"> <text:s/>apple <text:s text:c="3"/>and </text:span></text:span><text:span text:style-name="Absatz-Standardschriftart"><text:span text:style-name="T5">dem.f</text:span></text:span><text:span text:style-name="Absatz-Standardschriftart"><text:span text:style-name="T7"> earth</text:span></text:span><text:span text:style-name="Absatz-Standardschriftart"><text:span text:style-name="T5"> cop.3sg.pres</text:span></text:span><text:span text:style-name="Absatz-Standardschriftart"><text:span text:style-name="T7"> <text:s/>blue-</text:span></text:span><text:span text:style-name="Absatz-Standardschriftart"><text:span text:style-name="T5">f <text:s/></text:span></text:span><text:span text:style-name="Absatz-Standardschriftart"><text:span text:style-name="T7">like <text:s text:c="6"/></text:span></text:span><text:span text:style-name="Absatz-Standardschriftart"><text:span text:style-name="T5">indef.f </text:span></text:span><text:span text:style-name="Absatz-Standardschriftart"><text:span text:style-name="T7">orange</text:span></text:span></text:p>
      <text:p text:style-name="Standard"/>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wiss"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0417in" fo:margin-bottom="0.0417in" loext: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in" fo:margin-bottom="0.0417in" loext:contextual-spacing="false" fo:hyphenation-ladder-count="no-limit" text:number-lines="false" text:line-number="0"/>
      <style:text-properties fo:hyphenate="false"/>
    </style:style>
    <style:style style:name="Umschlagadresse" style:family="paragraph" style:parent-style-name="Standard">
      <style:paragraph-properties fo:margin-top="0in" fo:margin-bottom="0.0417in" loext:contextual-spacing="false" fo:hyphenation-ladder-count="no-limit" text:number-lines="false" text:line-number="0"/>
      <style:text-properties fo:hyphenate="false"/>
    </style:style>
    <style:style style:name="Endnotentext" style:family="paragraph" style:parent-style-name="Standard">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fo:padding="0in"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style:style>
    <style:style style:name="Textkörper-Erstzeileneinzug" style:family="paragraph" style:parent-style-name="Text_20_body">
      <style:paragraph-properties fo:margin-left="0in" fo:margin-right="0in" fo:hyphenation-ladder-count="no-limit" fo:text-indent="0.1965in" style:auto-text-indent="false"/>
      <style:text-properties fo:hyphenate="false"/>
    </style:style>
    <style:style style:name="Textkörper-Zeileneinzug" style:family="paragraph" style:parent-style-name="Text_20_body">
      <style:paragraph-properties fo:margin-left="0.1965in" fo:margin-right="0in" fo:hyphenation-ladder-count="no-limit" fo:text-indent="0in"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0.3937in" fo:margin-right="0in" fo:hyphenation-ladder-count="no-limit" fo:text-indent="-0.1965in" style:auto-text-indent="false">
        <style:tab-stops>
          <style:tab-stop style:position="0in"/>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size-asian="10pt" style:font-size-complex="10pt" fo:hyphenate="false"/>
    </style:style>
    <style:style style:name="Epigram" style:family="paragraph" style:parent-style-name="Text_20_body">
      <style:paragraph-properties fo:margin-left="4.1201in" fo:margin-right="0in" fo:margin-top="0in" fo:margin-bottom="0in" loext:contextual-spacing="false" fo:text-align="justify" style:justify-single-word="false" fo:hyphenation-ladder-count="no-limit" fo:text-indent="0in"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201in" fo:margin-bottom="0in" loext: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0.5in" fo:margin-right="0in" fo:margin-top="0.1665in" fo:margin-bottom="0.083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Aufzählung_20_2" style:display-name="Aufzählung 2" style:family="paragraph" style:parent-style-name="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Abstract" style:family="paragraph" style:parent-style-name="Standard">
      <style:paragraph-properties fo:margin-left="0.5in" fo:margin-right="0.5in" fo:text-align="justify" style:justify-single-word="false" fo:hyphenation-ladder-count="no-limit" fo:text-indent="0in"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0835in" fo:margin-bottom="0.0835in" loext:contextual-spacing="false" fo:line-height="0.1665in" fo:keep-together="always" fo:hyphenation-ladder-count="no-limit">
        <style:tab-stops>
          <style:tab-stop style:position="-0.1575in"/>
          <style:tab-stop style:position="-0.0398in" style:type="right"/>
          <style:tab-stop style:position="0in"/>
        </style:tab-stops>
      </style:paragraph-properties>
      <style:text-properties fo:font-size="10pt" style:font-size-asian="10pt" fo:hyphenate="false"/>
    </style:style>
    <style:style style:name="lsTextNoIndent" style:family="paragraph" style:parent-style-name="Standard">
      <style:paragraph-properties fo:line-height="0.1654in" fo:hyphenation-ladder-count="no-limit"/>
      <style:text-properties fo:font-size="10pt" style:font-size-asian="10pt" fo:hyphenate="false"/>
    </style:style>
    <style:style style:name="IsExampleConvExtract" style:family="paragraph" style:parent-style-name="lsExample1" style:list-style-name="LFO2">
      <style:paragraph-properties fo:margin-left="0in" fo:margin-right="0in" fo:hyphenation-ladder-count="no-limit" fo:text-indent="0in" style:auto-text-indent="false">
        <style:tab-stops>
          <style:tab-stop style:position="0.2756in"/>
          <style:tab-stop style:position="0.3937in" style:type="right"/>
          <style:tab-stop style:position="0.4335in"/>
        </style:tab-stops>
      </style:paragraph-properties>
      <style:text-properties style:font-name="Linux Libertine Mono O" fo:font-family="'Linux Libertine Mono O'" style:font-family-generic="roman" style:font-pitch="variable"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font-family="'Courier New'" style:font-family-generic="modern" style:font-pitch="fixed"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angSci_5f_Example" style:display-name="LangSci_Example" style:family="paragraph" style:next-style-name="LangSci_5f_IMT">
      <style:paragraph-properties fo:margin-left="0.748in" fo:margin-right="0in" fo:hyphenation-ladder-count="no-limit" fo:text-indent="0in" style:auto-text-indent="false">
        <style:tab-stops>
          <style:tab-stop style:position="0in"/>
        </style:tab-stops>
      </style:paragraph-properties>
      <style:text-properties fo:font-size="12pt" fo:language="en" fo:country="US" fo:font-style="italic"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0.748in" fo:margin-right="0in" fo:hyphenation-ladder-count="no-limit" fo:text-indent="0in" style:auto-text-indent="false">
        <style:tab-stops/>
      </style:paragraph-properties>
      <style:text-properties fo:font-size="12pt" fo:language="en" fo:country="US" fo:font-style="normal"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style:font-style-complex="italic"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 style:list-style-name="LangSci_5f_Langinfo2" style:master-page-name="">
      <loext:graphic-properties draw:fill="none" draw:fill-color="#4f81bd"/>
      <style:paragraph-properties fo:margin-left="0.0783in" fo:margin-right="0in" fo:text-indent="0in" style:auto-text-indent="false" style:page-number="auto" fo:background-color="transparent" style:shadow="none">
        <style:tab-stops/>
      </style:paragraph-properties>
      <style:text-properties fo:font-size="12pt"/>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angSci_5f_Translation_5f_Subexample" style:display-name="LangSci_Translation_Subexample" style:family="paragraph" style:parent-style-name="LangSci_5f_Translation" style:next-style-name="LangSci_5f_Langinfo" style:master-page-name="">
      <style:paragraph-properties style:page-number="auto"/>
      <style:text-properties fo:font-style="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family="Tahoma" style:font-family-generic="swiss" style:font-pitch="variable" fo:font-size="8pt" fo:language="en" fo:country="US" style:letter-kerning="true"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roman" style:font-pitch-complex="variable"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style:num-suffix=")" style:num-format="1">
        <style:list-level-properties text:list-level-position-and-space-mode="label-alignment">
          <style:list-level-label-alignment text:label-followed-by="listtab" fo:text-indent="-0.402in" fo:margin-left="0.4807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listtab" fo:text-indent="-0.1965in" fo:margin-left="0.1965in"/>
        </style:list-level-properties>
      </text:list-level-style-number>
      <text:list-level-style-number text:level="4"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8"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965in" fo:margin-left="0.1965in"/>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opecky, Felix</meta:initial-creator>
    <meta:creation-date>2015-02-06T14:04:00Z</meta:creation-date>
    <dc:date>2018-01-19T12:44:39.430481583</dc:date>
    <meta:print-date>1899-12-31T23:00:00Z</meta:print-date>
    <meta:editing-cycles>23</meta:editing-cycles>
    <meta:editing-duration>PT1H35M58S</meta:editing-duration>
    <meta:document-statistic meta:table-count="1" meta:image-count="0" meta:object-count="0" meta:page-count="5" meta:paragraph-count="91" meta:word-count="633" meta:character-count="3694" meta:non-whitespace-character-count="3030"/>
    <meta:template xlink:type="simple" xlink:actuate="onRequest" xlink:title="" xlink:href="../../../lsp-template2-OO.odt/Normal.dotm"/>
  </office:meta>
</office:document-meta>
</file>